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EntityHandler.handl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InvocableHandlerMethodTests.wrapConcurrentResult_CollectedValue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InvocableHandlerMethodTests.invokeAndHandle_VoidWith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vocableHandlerMethodTests.wrapConcurrentResult_DeferredResult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wrapConcurrentResult_TypeLevelResponseBody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composed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InvocableHandlerMethodTests.wrapConcurrentResult_TypeLevel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wrapConcurrentResult_MethodLevel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invokeAndHandle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InvocableHandlerMethodTests.wrapConcurrentResult_ResponseEntityNull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ponseEntityHandler.handleD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responseStatusWithReaso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InvocableHandlerMethodTests.invokeAndHandle_Dynamic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InvocableHandlerMethodTests.wrapConcurrentResult_ResponseBody( Object handler , Object result , Class &lt; ? &gt; expected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InvocableHandlerMethodTests.invokeAndHandle_responseStatusAndReaso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InvocableHandlerMethodTests.wrapConcurrentResult_MethodLevelResponseBody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invokeAndHandle_ETagFilterHasNoImpactWhenETag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letInvocableHandlerMethodTests.getHandlerMethod( Object controller , String methodName , Class &lt; ? &gt; ... arg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InvocableHandlerMethodTests.responseEntityRawTypeWithNull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ResponseBody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Raising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Handler.handle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responseStatusWith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invokeAndHandle_NotVoidWithResponseStatusAnd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LevelResponseBodyHandler.handleFluxOf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InvocableHandlerMethodTests.wrapConcurrentResult_CollectedValuesListWithResponseEnt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eamingHandler.handle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InvocableHandlerMethodTests.invokeAndHandle_VoidRequest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eamingHandler.handleStream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dynamicReturnValue( @ RequestParam ( required = false ) String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wrapConcurrentResult_ResponseEntityNull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vocableHandlerMethodTests.wrapConcurrentResult_DeferredResultSubclas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vocableHandlerMethodTests.wrapConcurrentResult_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LevelResponseBody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InvocableHandlerMethodTests.invokeAndHandle_VoidWithComposed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vocableHandlerMethodTests.wrapConcurrentResult_Streaming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vocableHandlerMethodTests.wrapConcurrentResult_ResponseBody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r.B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ttpServletRespons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InvocableHandlerMethodTests.invokeAndHandle_VoidWithHttpServletRespons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ResultSubclass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r.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InvocableHandlerMethodTests.invokeAndHandle_VoidWithTypeLevel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InvocableHandlerMethodTests.invokeAndHandle_VoidNotModifiedWithE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eptionRaisingReturnValueHandler.handleReturnValue( Object returnValue , MethodParameter returnType , ModelAndViewContainer mavContain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